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08c290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8c290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08c290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08c290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08c290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08c290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08c290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officeooo:paragraph-rsid="0008c290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c290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08c290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08c290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08c290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08c290"/>
    </style:style>
    <style:style style:name="P1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officeooo:paragraph-rsid="0008c290" style:text-blinking="false" fo:background-color="transparent"/>
    </style:style>
    <style:style style:name="P15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officeooo:paragraph-rsid="0008c290" style:text-blinking="false" fo:background-color="transparent"/>
    </style:style>
    <style:style style:name="T1" style:family="text">
      <style:text-properties officeooo:rsid="0004c323"/>
    </style:style>
    <style:style style:name="T2" style:family="text">
      <style:text-properties officeooo:rsid="0018ce12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c29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style-asian="normal" style:font-style-complex="normal"/>
    </style:style>
    <style:style style:name="T8" style:family="text">
      <style:text-properties officeooo:rsid="0004c323" style:font-style-asian="normal" style:font-style-complex="normal"/>
    </style:style>
    <style:style style:name="T9" style:family="text">
      <style:text-properties officeooo:rsid="0008c290" style:font-style-asian="normal" style:font-style-complex="normal"/>
    </style:style>
    <style:style style:name="T10" style:family="text">
      <style:text-properties officeooo:rsid="001c2c2f"/>
    </style:style>
    <style:style style:name="T11" style:family="text">
      <style:text-properties officeooo:rsid="0008c29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A1" office:value-type="string">
            <text:p text:style-name="P5"><text:span text:style-name="T1">Display Mail</text:span></text:p>
          </table:table-cell>
        </table:table-row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6">B<text:span text:style-name="T1">4-2</text:span></text:p>
          </table:table-cell>
        </table:table-row>
        <table:table-row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7">???</text:p>
          </table:table-cell>
        </table:table-row>
        <table:table-row>
          <table:table-cell table:style-name="Table1.A1" office:value-type="string">
            <text:p text:style-name="P2">Summary</text:p>
          </table:table-cell>
          <table:table-cell table:style-name="Table1.A1" office:value-type="string">
            <text:p text:style-name="P8">Displays <text:span text:style-name="T11">a single </text:span>mail <text:span text:style-name="T11">for </text:span>course participants <text:span text:style-name="T11">from a given course.</text:span></text:p>
          </table:table-cell>
        </table:table-row>
        <table:table-row>
          <table:table-cell table:style-name="Table1.A1" office:value-type="string">
            <text:p text:style-name="P4">Primary Actor</text:p>
          </table:table-cell>
          <table:table-cell table:style-name="Table1.A1" office:value-type="string">
            <text:p text:style-name="P5">Tutor</text:p>
          </table:table-cell>
        </table:table-row>
        <table:table-row>
          <table:table-cell table:style-name="Table1.A1" office:value-type="string">
            <text:p text:style-name="P4">Secondary Actor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>Pre-<text:span text:style-name="T2">conditions</text:span></text:p>
          </table:table-cell>
          <table:table-cell table:style-name="Table1.A1" office:value-type="string">
            <text:p text:style-name="P8">Tutor has logged in and navigated to <text:span text:style-name="T11">the mails list of </text:span>a specific course</text:p>
          </table:table-cell>
        </table:table-row>
        <table:table-row>
          <table:table-cell table:style-name="Table1.A1" office:value-type="string">
            <text:p text:style-name="P2">Trigger:</text:p>
          </table:table-cell>
          <table:table-cell table:style-name="Table1.A1" office:value-type="string">
            <text:p text:style-name="P12"><text:span text:style-name="T3">Tutor wishes to </text:span><text:span text:style-name="T4">view </text:span><text:span text:style-name="T5">the details of one </text:span><text:span text:style-name="T4">mail for course.</text:span></text:p>
          </table:table-cell>
        </table:table-row>
        <table:table-row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4"><text:span text:style-name="T7">Tutor clicks the “</text:span><text:span text:style-name="T9">display</text:span><text:span text:style-name="T8">” interface button </text:span><text:span text:style-name="T9">for the mail.</text:span></text:p>
              </text:list-item>
              <text:list-item>
                <text:p text:style-name="P15"><text:span text:style-name="T7">System </text:span><text:span text:style-name="T9">returns all information for the mail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3"><text:span text:style-name="T6">Alternate Flow/ Exceptions:</text:span></text:p>
          </table:table-cell>
          <table:table-cell table:style-name="Table1.A1" office:value-type="string">
            <text:p text:style-name="P10">???</text:p>
          </table:table-cell>
        </table:table-row>
        <table:table-row>
          <table:table-cell table:style-name="Table1.A1" office:value-type="string">
            <text:p text:style-name="P2">Post-<text:span text:style-name="T10">conditions</text:span></text:p>
          </table:table-cell>
          <table:table-cell table:style-name="Table1.A1" office:value-type="string">
            <text:p text:style-name="P8">System has retrieved <text:span text:style-name="T11">the </text:span>course mail and displayed it to Tutor.</text:p>
          </table:table-cell>
        </table:table-row>
        <table:table-row>
          <table:table-cell table:style-name="Table1.A1" office:value-type="string">
            <text:p text:style-name="P2">Author:</text:p>
          </table:table-cell>
          <table:table-cell table:style-name="Table1.A1" office:value-type="string">
            <text:p text:style-name="P11">Kasper Holtz Uhre</text:p>
          </table:table-cell>
        </table:table-row>
        <table:table-row>
          <table:table-cell table:style-name="Table1.A1" office:value-type="string">
            <text:p text:style-name="P2">Revision</text:p>
          </table:table-cell>
          <table:table-cell table:style-name="Table1.A1" office:value-type="string">
            <text:p text:style-name="P9">v<text:span text:style-name="T10">1</text:span></text:p>
          </table:table-cell>
        </table:table-row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9">2017/<text:span text:style-name="T10">10/2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17:35.900000000</meta:creation-date>
    <dc:date>2017-10-30T22:19:27.367000000</dc:date>
    <meta:editing-duration>PT1M51S</meta:editing-duration>
    <meta:editing-cycles>1</meta:editing-cycles>
    <meta:document-statistic meta:table-count="1" meta:image-count="0" meta:object-count="0" meta:page-count="1" meta:paragraph-count="28" meta:word-count="96" meta:character-count="566" meta:non-whitespace-character-count="500"/>
    <meta:generator>LibreOffice/5.0.4.2$Windows_x86 LibreOffice_project/2b9802c1994aa0b7dc6079e128979269cf95bc78</meta:generator>
  </office:meta>
</office:document-meta>
</file>